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471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уководство «Про Мододело»</text:p>
      <text:p text:style-name="P1"/>
      <text:p text:style-name="P1">Цель <text:s/>руковдства</text:p>
      <text:p text:style-name="P1">научить любого желающего мододелу хв2</text:p>
      <text:p text:style-name="P1">за пример беру себя</text:p>
      <text:p text:style-name="P1">линия написания это линия моего собственного опыта</text:p>
      <text:p text:style-name="P1">с чего я начал и куда <text:s/>пришел</text:p>
      <text:p text:style-name="P1"/>
      <text:p text:style-name="P1">Человек не связаный ранее ни с программированием ни с 3д графикой. Всему научился за год, но с очень большими перерывами. Большую часть времени ничего не узнавал нового, а занимался конкретнойработой. На собствено обучение нужно немного времени, побольше сообразительности и очень много терпения.</text:p>
      <text:p text:style-name="P1">Я много раз убеждался в том что в хв2 мододеле нет неразрешимых задачь, кроме тех которые затрагивают модификацию движка, тоесть другими словами если у кого то до вас это получилось, то и у вас это должно получится. Единственая проблема это невнимательность.</text:p>
      <text:p text:style-name="P1">Вобщем напрягаем мозги, берем сообразительность, набираемся терпения и в бой. Если не вышло смотрим в лог и разбираем по частям. Не вышло со второго раза, пробуем третий, пятый, десятый пока не получится как нужно.</text:p>
      <text:p text:style-name="P1"/>
      <text:p text:style-name="P1">Начал я сто лет назад с того что попросил показать скрипты, ведь я ничего не знал, а тут хоть краем уха наслышен о программировании. И первый мой урок был в том что я смотрел на скрипты и пытался понять их.</text:p>
      <text:p text:style-name="P1"/>
      <text:p text:style-name="P1">Тут нужно показать пример шип конфига и пояснить составляющие строки</text:p>
      <text:p text:style-name="P1"/>
      <text:p text:style-name="P1">нью шип тайп это переменная, собственно это корабль, и ссылка на него когда игра его загружает, читая шип файл игра понимает строку «нью шип тайп — макс хелс = 3000» так</text:p>
      <text:p text:style-name="P1">нью шип тайп это значит относится к тому кораблю который сейчас созадется в памяти, макс хелс — максимальное значение жизни, 3000 — собственно величина.</text:p>
      <text:p text:style-name="P1"/>
      <text:p text:style-name="P1">Далее более менее полный список строк и их значение</text:p>
      <text:p text:style-name="P1"/>
      <text:p text:style-name="P1">много из этого было мне ясным и я решил сразуже посмотреть слудующий файл.</text:p>
      <text:p text:style-name="P1">Евентс</text:p>
      <text:p text:style-name="P1"/>
      <text:p text:style-name="P1">пример евентс файла</text:p>
      <text:p text:style-name="P1"/>
      <text:p text:style-name="P1">тут я решил что попозже разберусь</text:p>
      <text:p text:style-name="P1"/>
      <text:p text:style-name="P1">следующее это оружие. Тут скриптик посложнее, не такой однородный как шип, но гораздо короче.</text:p>
      <text:p text:style-name="P1"/>
      <text:p text:style-name="P1">Пример скрипта</text:p>
      <text:p text:style-name="P1"/>
      <text:p text:style-name="P1">урок дв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ma ko</meta:initial-creator>
    <meta:creation-date>2010-04-13T22:11:47.80</meta:creation-date>
    <meta:document-statistic meta:table-count="0" meta:image-count="0" meta:object-count="0" meta:page-count="1" meta:paragraph-count="21" meta:word-count="300" meta:character-count="1838"/>
    <dc:date>2010-04-13T22:27:55.72</dc:date>
    <dc:creator>Dima ko</dc:creator>
    <meta:editing-duration>PT00H00M51S</meta:editing-duration>
    <meta:editing-cycles>1</meta:editing-cycles>
    <meta:generator>OpenOffice.org/3.2$Win32 OpenOffice.org_project/320m12$Build-9483</meta:generator>
  </office:meta>
</office:document-meta>
</file>